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tyle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etting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at is network management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ISO network management model:</text:p>
            <text:list text:style-name="L2">
              <text:list-item>
                <text:p text:style-name="P3">Faults</text:p>
              </text:list-item>
              <text:list-item>
                <text:p text:style-name="P3">Configurations</text:p>
              </text:list-item>
              <text:list-item>
                <text:p text:style-name="P3">Performance</text:p>
              </text:list-item>
              <text:list-item>
                <text:p text:style-name="P3">Security</text:p>
              </text:list-item>
              <text:list-item>
                <text:p text:style-name="P3">Accounting</text:p>
              </text:list-item>
            </text:list>
            <text:p text:style-name="P3">See Cisco's<text:s/><text:a xlink:href="http://www.cisco.com/en/US/solutions/collateral/ns341/ns525/ns537/ns705/ns827/white_paper_c11-481360_ns827_Networking_Solutions_White_Paper.html" xlink:type="simple">Network Management System: Best Practices White Paper</text:a>.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